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9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4" table:default-cell-style-name="Default"/>
        <table:table-row table:style-name="ro1">
          <table:table-cell/>
          <table:table-cell table:style-name="ce1" office:value-type="string">
            <text:p>N64 Value</text:p>
          </table:table-cell>
          <table:table-cell table:style-name="ce1" office:value-type="string">
            <text:p>V1.1</text:p>
          </table:table-cell>
          <table:table-cell table:style-name="ce1" office:value-type="string">
            <text:p>V1.4</text:p>
          </table:table-cell>
          <table:table-cell table:style-name="ce2" office:value-type="string">
            <text:p>V1.5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Fact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>
            <draw:frame table:end-cell-address="Sheet1.O21" table:end-x="0.469cm" table:end-y="0.02cm" draw:z-index="0" draw:style-name="gr1" svg:width="17.184cm" svg:height="6.917cm" svg:x="1.35cm" svg:y="0.301cm">
              <draw:object draw:notify-on-update-of-ranges="Sheet1.B2:Sheet1.B128 Sheet1.C1:Sheet1.C1 Sheet1.C2:Sheet1.C128 Sheet1.D1:Sheet1.D1 Sheet1.D2:Sheet1.D128 Sheet1.E1:Sheet1.E1 Sheet1.E2:Sheet1.E1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Zelda</text:p>
          </table:table-cell>
          <table:table-cell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office:value-type="string">
            <text:p>nothing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/>
          <table:table-cell table:style-name="ce1" office:value-type="float" office:value="6">
            <text:p>6</text:p>
          </table:table-cell>
          <table:table-cell office:value-type="string">
            <text:p>orientation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1" office:value-type="float" office:value="10">
            <text:p>10</text:p>
          </table:table-cell>
          <table:table-cell office:value-type="string">
            <text:p>Speed 1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2"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1" office:value-type="float" office:value="13">
            <text:p>13</text:p>
          </table:table-cell>
          <table:table-cell office:value-type="string">
            <text:p>Speed 2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1" office:value-type="float" office:value="14">
            <text:p>14</text:p>
          </table:table-cell>
          <table:table-cell office:value-type="string">
            <text:p>Speed 3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2"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1" office:value-type="float" office:value="15">
            <text:p>15</text:p>
          </table:table-cell>
          <table:table-cell office:value-type="string">
            <text:p>Speed 4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2"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1" office:value-type="float" office:value="16">
            <text:p>16</text:p>
          </table:table-cell>
          <table:table-cell office:value-type="string">
            <text:p>Speed 5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2"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1" office:value-type="float" office:value="17">
            <text:p>17</text:p>
          </table:table-cell>
          <table:table-cell office:value-type="string">
            <text:p>Run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2"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2"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2"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2"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2"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>
            <text:p>47</text:p>
          </table:table-cell>
          <table:table-cell table:number-columns-repeated="2"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>
            <text:p>48</text:p>
          </table:table-cell>
          <table:table-cell table:number-columns-repeated="2"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>
            <text:p>49</text:p>
          </table:table-cell>
          <table:table-cell table:number-columns-repeated="2"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formula="of:=([.B75]-4)*[.I$2]+4" office:value-type="float" office:value="30.22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B76]-4)*[.I$2]+4" office:value-type="float" office:value="30.6">
            <text:p>3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76">
            <text:p>76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77">
            <text:p>77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78">
            <text:p>78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79">
            <text:p>79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80">
            <text:p>80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81">
            <text:p>81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82">
            <text:p>82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83">
            <text:p>83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84">
            <text:p>84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85">
            <text:p>85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>
            <text:p>86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">
            <text:p>87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">
            <text:p>88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">
            <text:p>89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>
            <text:p>90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">
            <text:p>91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">
            <text:p>92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">
            <text:p>93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>
            <text:p>94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">
            <text:p>95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">
            <text:p>96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">
            <text:p>97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>
            <text:p>98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">
            <text:p>99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">
            <text:p>101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>
            <text:p>102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">
            <text:p>103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">
            <text:p>104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">
            <text:p>105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>
            <text:p>106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">
            <text:p>107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">
            <text:p>108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9">
            <text:p>109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>
            <text:p>110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">
            <text:p>111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2">
            <text:p>112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">
            <text:p>113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>
            <text:p>114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">
            <text:p>115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">
            <text:p>116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">
            <text:p>117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">
            <text:p>118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">
            <text:p>119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">
            <text:p>121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">
            <text:p>122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">
            <text:p>123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">
            <text:p>124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">
            <text:p>126</text:p>
          </table:table-cell>
          <table:table-cell table:number-columns-repeated="2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 table:number-rows-repeated="104844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>
            <text:p>Mult</text:p>
          </table:table-cell>
          <table:table-cell table:style-name="Default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iv</text:p>
          </table:table-cell>
          <table:table-cell table:style-name="Default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Deadzone</text:p>
          </table:table-cell>
          <table:table-cell table:style-name="Default" office:value-type="float" office:value="2">
            <text:p>2</text:p>
          </table:table-cell>
          <table:table-cell/>
        </table:table-row>
        <table:table-row table:style-name="ro1">
          <table:table-cell table:style-name="ce1" office:value-type="string">
            <text:p>Gamecube value</text:p>
          </table:table-cell>
          <table:table-cell table:style-name="ce1" office:value-type="string">
            <text:p>Output</text:p>
          </table:table-cell>
          <table:table-cell>
            <draw:frame table:end-cell-address="Sheet2.K19" table:end-x="1.372cm" table:end-y="0.351cm" draw:z-index="0" draw:style-name="gr1" svg:width="19.336cm" svg:height="6.999cm" svg:x="0.101cm" svg:y="0.1cm">
              <draw:object draw:notify-on-update-of-ranges="Sheet2.A5:Sheet2.A132 Sheet2.B4:Sheet2.B4 Sheet2.B5:Sheet2.B13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FLOOR(IF([.A5]&gt;[.B$3];([.A5]-[.B$3])*[.B$1]/[.B$2];0);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/>
        </table:table-row>
        <table:table-row table:style-name="ro1" table:number-rows-repeated="26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Bitstream Vera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3">03/02/2013</text:date>, <text:time>12:3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3-02-03T12:34:58</dc:date>
    <meta:editing-duration>PT392H10M50S</meta:editing-duration>
    <meta:editing-cycles>7</meta:editing-cycles>
    <meta:document-statistic meta:table-count="2" meta:cell-count="7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interval-major="2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1cm" svg:stroke-color="#b3b3b3"/>
    </style:style>
    <style:style style:name="ch10" style:family="chart" style:data-style-name="N0">
      <style:chart-properties chart:symbol-type="none"/>
      <style:graphic-properties svg:stroke-width="0.05cm" svg:stroke-color="#ff6633" draw:fill-color="#ff6633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5cm" svg:stroke-color="#579d1c" draw:fill-color="#579d1c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draw:fill="solid" draw:fill-color="#ffffff" draw:fill-gradient-name="Gradient_20_1" draw:gradient-step-count="32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85cm" svg:height="6.918cm" xlink:href=".." chart:class="chart:line" chart:style-name="ch1">
        <chart:title svg:x="4.451cm" svg:y="0.139cm" chart:style-name="ch2">
          <text:p>N64 controller to Wii Classic transfer curve</text:p>
        </chart:title>
        <chart:legend chart:legend-position="end" svg:x="15.583cm" svg:y="2.802cm" chart:style-name="ch3"/>
        <chart:plot-area chart:style-name="ch4" table:cell-range-address="Sheet1.B1:Sheet1.E128" chart:data-source-has-labels="both" svg:x="0.485cm" svg:y="0.78cm" svg:width="14.756cm" svg:height="5.925cm">
          <chart:axis chart:dimension="x" chart:name="primary-x" chart:style-name="ch5">
            <chart:title svg:x="6.31cm" svg:y="6.271cm" chart:style-name="ch6">
              <text:p>Value from N64 controller</text:p>
            </chart:title>
            <chart:categories table:cell-range-address="Sheet1.B2:Sheet1.B128"/>
          </chart:axis>
          <chart:axis chart:dimension="y" chart:name="primary-y" chart:style-name="ch7">
            <chart:title svg:x="0.344cm" svg:y="5.031cm" chart:style-name="ch8">
              <text:p>Value sent to Wiimote</text:p>
            </chart:title>
            <chart:grid chart:style-name="ch9" chart:class="major"/>
          </chart:axis>
          <chart:series chart:style-name="ch10" chart:values-cell-range-address="Sheet1.C2:Sheet1.C128" chart:label-cell-address="Sheet1.C1:Sheet1.C1" chart:class="chart:line">
            <chart:data-point chart:repeated="127"/>
          </chart:series>
          <chart:series chart:style-name="ch11" chart:values-cell-range-address="Sheet1.D2:Sheet1.D128" chart:label-cell-address="Sheet1.D1:Sheet1.D1" chart:class="chart:line">
            <chart:data-point chart:repeated="127"/>
          </chart:series>
          <chart:series chart:style-name="ch12" chart:values-cell-range-address="Sheet1.E2:Sheet1.E128" chart:label-cell-address="Sheet1.E1:Sheet1.E1" chart:class="chart:line">
            <chart:data-point chart:repeated="1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:Sheet1.C1">V1.1</text:p>
              </table:table-cell>
              <table:table-cell office:value-type="string">
                <text:p text:id="Sheet1.D1:Sheet1.D1">V1.4</text:p>
              </table:table-cell>
              <table:table-cell office:value-type="string">
                <text:p text:id="Sheet1.E1:Sheet1.E1">V1.5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28">0</text:p>
              </table:table-cell>
              <table:table-cell office:value-type="float" office:value="0">
                <text:p text:id="Sheet1.C2:Sheet1.C128">0</text:p>
              </table:table-cell>
              <table:table-cell office:value-type="float" office:value="0">
                <text:p text:id="Sheet1.D2:Sheet1.D128">0</text:p>
              </table:table-cell>
              <table:table-cell office:value-type="float" office:value="0">
                <text:p text:id="Sheet1.E2:Sheet1.E128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30.22">
                <text:p>30.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6" draw:display-name="Gradient 6" draw:style="rectangular" draw:cx="60%" draw:cy="60%" draw:start-color="#800080" draw:end-color="#ffff00" draw:start-intensity="100%" draw:end-intensity="100%" draw:angle="1900" draw:border="5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337cm" svg:height="7cm" xlink:href=".." chart:class="chart:line" chart:style-name="ch1">
        <chart:title svg:x="7.339cm" svg:y="0.141cm" chart:style-name="ch2">
          <text:p>Gamecube to wii classic</text:p>
        </chart:title>
        <chart:legend chart:legend-position="end" svg:x="17.454cm" svg:y="3.218cm" chart:style-name="ch3"/>
        <chart:plot-area chart:style-name="ch4" table:cell-range-address="Sheet2.A4:Sheet2.B132" chart:data-source-has-labels="both" svg:x="0.571cm" svg:y="0.784cm" svg:width="16.498cm" svg:height="5.997cm">
          <chart:axis chart:dimension="x" chart:name="primary-x" chart:style-name="ch5">
            <chart:title svg:x="7.875cm" svg:y="6.349cm" chart:style-name="ch6">
              <text:p>Gamecube value</text:p>
            </chart:title>
            <chart:categories table:cell-range-address="Sheet2.A5:Sheet2.A132"/>
          </chart:axis>
          <chart:axis chart:dimension="y" chart:name="primary-y" chart:style-name="ch7">
            <chart:title svg:x="0.387cm" svg:y="4.475cm" chart:style-name="ch8">
              <text:p>Classic value</text:p>
            </chart:title>
            <chart:grid chart:style-name="ch9" chart:class="major"/>
          </chart:axis>
          <chart:series chart:style-name="ch10" chart:values-cell-range-address="Sheet2.B5:Sheet2.B132" chart:label-cell-address="Sheet2.B4:Sheet2.B4" chart:class="chart:line">
            <chart:data-point chart:repeated="1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B4:Sheet2.B4">Output</text:p>
              </table:table-cell>
            </table:table-row>
          </table:table-header-rows>
          <table:table-rows>
            <table:table-row>
              <table:table-cell office:value-type="string">
                <text:p text:id="Sheet2.A5:Sheet2.A132">0</text:p>
              </table:table-cell>
              <table:table-cell office:value-type="float" office:value="0">
                <text:p text:id="Sheet2.B5:Sheet2.B132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